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2cm" fo:min-width="5.5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11cm" fo:min-width="11.1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2cm" fo:min-width="11.5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2cm" fo:min-width="5.559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1.164cm" svg:height="0.988cm" svg:x="3.449cm" svg:y="22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061cm" svg:height="1.912cm" svg:x="4.459cm" svg:y="22.588cm">
          <draw:text-box>
            <text:p text:style-name="P2"><text:span text:style-name="T1">Scan</text:span></text:p>
            <text:p text:style-name="P2"><text:span text:style-name="T1">(lineitem)</text:span></text:p>
          </draw:text-box>
        </draw:frame>
        <draw:custom-shape draw:style-name="gr1" draw:text-style-name="P1" draw:id="id3" draw:layer="layout" svg:width="1.162cm" svg:height="0.99cm" svg:x="3.451cm" svg:y="1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1.699cm" svg:height="4.861cm" svg:x="4.362cm" svg:y="16.514cm">
          <draw:text-box>
            <text:p text:style-name="P2"><text:span text:style-name="T1">Selection</text:span></text:p>
            <text:p text:style-name="P2"><text:span text:style-name="T1">((l_sipdate &gt;= '1994-01-01') </text:span></text:p>
            <text:p text:style-name="P3"><text:span text:style-name="T1">AND (l_sipdate &lt; '1995-01-01')</text:span></text:p>
            <text:p text:style-name="P3"><text:span text:style-name="T1">AND (l_discount &gt;= 0.05)</text:span></text:p>
            <text:p text:style-name="P3"><text:span text:style-name="T1">AND (l_discount &lt;= 0.07)</text:span></text:p>
            <text:p text:style-name="P3"><text:span text:style-name="T1">AND (l_quantity &lt; 24))</text:span></text:p>
          </draw:text-box>
        </draw:frame>
        <draw:custom-shape draw:style-name="gr1" draw:text-style-name="P1" draw:id="id2" draw:layer="layout" svg:width="1.162cm" svg:height="0.99cm" svg:x="3.46cm" svg:y="12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2.061cm" svg:height="1.912cm" svg:x="4.371cm" svg:y="13.083cm">
          <draw:text-box>
            <text:p text:style-name="P2"><text:span text:style-name="T1">AggreOut</text:span></text:p>
            <text:p text:style-name="P2"><text:span text:style-name="T1">sum(l_extendedprice*l_discount)</text:span></text:p>
          </draw:text-box>
        </draw:frame>
        <draw:custom-shape draw:style-name="gr1" draw:text-style-name="P1" draw:id="id1" draw:layer="layout" svg:width="1.163cm" svg:height="0.99cm" svg:x="3.434cm" svg:y="9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6.059cm" svg:height="1.832cm" svg:x="4.546cm" svg:y="9.514cm">
          <draw:text-box>
            <text:p text:style-name="P2"><text:span text:style-name="T1">OutPut</text:span></text:p>
          </draw:text-box>
        </draw:frame>
        <draw:connector draw:style-name="gr6" draw:text-style-name="P1" draw:layer="layout" draw:type="line" svg:x1="4.016cm" svg:y1="10.352cm" svg:x2="4.041cm" svg:y2="12.93cm" draw:start-shape="id1" draw:start-glue-point="8" draw:end-shape="id2" draw:end-glue-point="4" svg:d="m4016 10352 25 2578">
          <text:p/>
        </draw:connector>
        <draw:connector draw:style-name="gr6" draw:text-style-name="P1" draw:layer="layout" draw:type="line" svg:x1="4.041cm" svg:y1="13.92cm" svg:x2="4.032cm" svg:y2="16.36cm" draw:start-shape="id2" draw:start-glue-point="8" draw:end-shape="id3" draw:end-glue-point="4" svg:d="m4041 13920-9 2440">
          <text:p/>
        </draw:connector>
        <draw:connector draw:style-name="gr6" draw:text-style-name="P1" draw:layer="layout" draw:type="line" svg:x1="4.032cm" svg:y1="17.35cm" svg:x2="4.031cm" svg:y2="22.435cm" draw:start-shape="id3" draw:start-glue-point="8" draw:end-shape="id4" draw:end-glue-point="4" svg:d="m4032 17350-1 50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1-14T21:43:17</meta:creation-date>
    <dc:date>2011-11-14T22:35:19</dc:date>
    <dc:creator>fuku </dc:creator>
    <meta:editing-duration>PT00H07M54S</meta:editing-duration>
    <meta:editing-cycles>4</meta:editing-cycles>
    <meta:generator>OpenOffice.org/3.2$Unix OpenOffice.org_project/320m12$Build-9483</meta:generator>
    <meta:document-statistic meta:object-count="11"/>
  </office:meta>
</office:document-meta>
</file>